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665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3472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0.9028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1.5in"/>
    </style:style>
    <style:style style:name="co13" style:family="table-column">
      <style:table-column-properties fo:break-before="auto" style:column-width="1.3799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1.32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Normal_20_2">
      <style:table-cell-properties fo:background-color="transparent" style:rotation-align="none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padding="0.028in"/>
      <style:text-properties fo:color="#dc2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00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ext-properties fo:color="#dc23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7" table:default-cell-style-name="Default"/>
        <table:table-row table:style-name="ro1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number-columns-repeated="1010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11335">
            <text:p>0.11335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03926">
            <text:p>0.10392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]+[.G2]*([.M2]+[.L2]*[.N2])" office:value-type="float" office:value="0.42580460126">
            <text:p>0.4258046013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1335">
            <text:p>0.11335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831936">
            <text:p>0.083193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3]+[.G3]*([.M3]+[.L3]*[.N3])" office:value-type="float" office:value="0.378569248706">
            <text:p>0.3785692487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1335">
            <text:p>0.11335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66607">
            <text:p>0.06660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4]+[.G4]*([.M4]+[.L4]*[.N4])" office:value-type="float" office:value="0.340779417395">
            <text:p>0.3407794174</text:p>
          </table:table-cell>
          <table:table-cell/>
          <table:table-cell table:formula="of:=MIN([.O2:.O273])" office:value-type="float" office:value="0.230333784238">
            <text:p>0.2303337842</text:p>
          </table:table-cell>
          <table:table-cell table:number-columns-repeated="1007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1335">
            <text:p>0.11335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555801">
            <text:p>0.055580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5]+[.G5]*([.M5]+[.L5]*[.N5])" office:value-type="float" office:value="0.3156564451835">
            <text:p>0.3156564452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0954">
            <text:p>0.10954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07541">
            <text:p>0.10754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]+[.G6]*([.M6]+[.L6]*[.N6])" office:value-type="float" office:value="0.424444698734">
            <text:p>0.4244446987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10954">
            <text:p>0.10954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860873">
            <text:p>0.086087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7]+[.G7]*([.M7]+[.L7]*[.N7])" office:value-type="float" office:value="0.3772089289442">
            <text:p>0.3772089289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0954">
            <text:p>0.10954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689246">
            <text:p>0.068924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8]+[.G8]*([.M8]+[.L8]*[.N8])" office:value-type="float" office:value="0.3394208855684">
            <text:p>0.3394208856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0954">
            <text:p>0.10954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575132">
            <text:p>0.057513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9]+[.G9]*([.M9]+[.L9]*[.N9])" office:value-type="float" office:value="0.3142957899728">
            <text:p>0.31429579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056">
            <text:p>0.1056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11553">
            <text:p>0.11155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0]+[.G10]*([.M10]+[.L10]*[.N10])" office:value-type="float" office:value="0.42303690048">
            <text:p>0.4230369005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056">
            <text:p>0.1056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892992">
            <text:p>0.089299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]+[.G11]*([.M11]+[.L11]*[.N11])" office:value-type="float" office:value="0.375801874752">
            <text:p>0.3758018748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1056">
            <text:p>0.1056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714962">
            <text:p>0.071496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]+[.G12]*([.M12]+[.L12]*[.N12])" office:value-type="float" office:value="0.338013939072">
            <text:p>0.338013939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056">
            <text:p>0.1056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596591">
            <text:p>0.059659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3]+[.G13]*([.M13]+[.L13]*[.N13])" office:value-type="float" office:value="0.312888984096">
            <text:p>0.312888984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0337">
            <text:p>0.10337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1396">
            <text:p>0.1139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4]+[.G14]*([.M14]+[.L14]*[.N14])" office:value-type="float" office:value="0.42224157823">
            <text:p>0.4222415782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0337">
            <text:p>0.10337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91227">
            <text:p>0.09122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5]+[.G15]*([.M15]+[.L15]*[.N15])" office:value-type="float" office:value="0.375008383009">
            <text:p>0.375008383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0337">
            <text:p>0.10337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7303368">
            <text:p>0.0730336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6]+[.G16]*([.M16]+[.L16]*[.N16])" office:value-type="float" office:value="0.33720744889216">
            <text:p>0.3372074489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10337">
            <text:p>0.10337</text:p>
          </table:table-cell>
          <table:table-cell office:value-type="float" office:value="0.148551">
            <text:p>0.14855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609461">
            <text:p>0.060946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]+[.G17]*([.M17]+[.L17]*[.N17])" office:value-type="float" office:value="0.3120926366857">
            <text:p>0.3120926367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12391">
            <text:p>0.12391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40715">
            <text:p>0.054071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0]+[.G20]*([.M20]+[.L20]*[.N20])" office:value-type="float" office:value="0.324439694043">
            <text:p>0.324439694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2391">
            <text:p>0.12391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408361">
            <text:p>0.040836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1]+[.G21]*([.M21]+[.L21]*[.N21])" office:value-type="float" office:value="0.2913117260802">
            <text:p>0.291311726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2391">
            <text:p>0.12391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2685">
            <text:p>0.03268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2]+[.G22]*([.M22]+[.L22]*[.N22])" office:value-type="float" office:value="0.2709096695">
            <text:p>0.2709096695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2391">
            <text:p>0.12391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03446">
            <text:p>0.030344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3]+[.G23]*([.M23]+[.L23]*[.N23])" office:value-type="float" office:value="0.2650516904272">
            <text:p>0.2650516904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2037">
            <text:p>0.1203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56617">
            <text:p>0.055661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]+[.G24]*([.M24]+[.L24]*[.N24])" office:value-type="float" office:value="0.3232317851558">
            <text:p>0.3232317852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12037">
            <text:p>0.1203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420371">
            <text:p>0.042037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]+[.G25]*([.M25]+[.L25]*[.N25])" office:value-type="float" office:value="0.2901039244954">
            <text:p>0.2901039245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2037">
            <text:p>0.1203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36463">
            <text:p>0.033646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6]+[.G26]*([.M26]+[.L26]*[.N26])" office:value-type="float" office:value="0.2697019124562">
            <text:p>0.2697019125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2037">
            <text:p>0.1203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1237">
            <text:p>0.03123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7]+[.G27]*([.M27]+[.L27]*[.N27])" office:value-type="float" office:value="0.263843762148">
            <text:p>0.263843762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1807">
            <text:p>0.1180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6746">
            <text:p>0.05674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8]+[.G28]*([.M28]+[.L28]*[.N28])" office:value-type="float" office:value="0.322447023354">
            <text:p>0.3224470234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1807">
            <text:p>0.1180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428559">
            <text:p>0.042855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9]+[.G29]*([.M29]+[.L29]*[.N29])" office:value-type="float" office:value="0.2893189403926">
            <text:p>0.2893189404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11807">
            <text:p>0.1180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43017">
            <text:p>0.034301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30]+[.G30]*([.M30]+[.L30]*[.N30])" office:value-type="float" office:value="0.2689170536338">
            <text:p>0.2689170536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1807">
            <text:p>0.11807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318445">
            <text:p>0.31844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31]+[.G31]*([.M31]+[.L31]*[.N31])" office:value-type="float" office:value="0.94660280214">
            <text:p>0.946602802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1659">
            <text:p>0.11659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74663">
            <text:p>0.057466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32]+[.G32]*([.M32]+[.L32]*[.N32])" office:value-type="float" office:value="0.3219419411934">
            <text:p>0.3219419412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1659">
            <text:p>0.11659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433999">
            <text:p>0.043399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33]+[.G33]*([.M33]+[.L33]*[.N33])" office:value-type="float" office:value="0.2888139093582">
            <text:p>0.2888139094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1659">
            <text:p>0.11659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47371">
            <text:p>0.034737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34]+[.G34]*([.M34]+[.L34]*[.N34])" office:value-type="float" office:value="0.2684119931478">
            <text:p>0.268411993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11659">
            <text:p>0.11659</text:p>
          </table:table-cell>
          <table:table-cell office:value-type="float" office:value="0.14682">
            <text:p>0.14682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322498">
            <text:p>0.032249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35]+[.G35]*([.M35]+[.L35]*[.N35])" office:value-type="float" office:value="0.2625541081464">
            <text:p>0.26255410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15003">
            <text:p>0.15003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77278">
            <text:p>0.0277278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38]+[.G38]*([.M38]+[.L38]*[.N38])" office:value-type="float" office:value="0.2772156092736">
            <text:p>0.2772156093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5003">
            <text:p>0.15003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25955">
            <text:p>0.0225955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39]+[.G39]*([.M39]+[.L39]*[.N39])" office:value-type="float" office:value="0.261507630306">
            <text:p>0.2615076303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5003">
            <text:p>0.15003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92628">
            <text:p>0.0192628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0]+[.G40]*([.M40]+[.L40]*[.N40])" office:value-type="float" office:value="0.2513075286936">
            <text:p>0.2513075287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5003">
            <text:p>0.15003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75298">
            <text:p>0.0175298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1]+[.G41]*([.M41]+[.L41]*[.N41])" office:value-type="float" office:value="0.2460034880976">
            <text:p>0.246003488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745">
            <text:p>0.1474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8213">
            <text:p>0.2821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2]+[.G42]*([.M42]+[.L42]*[.N42])" office:value-type="float" office:value="1.0401955893">
            <text:p>1.0401955893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14745">
            <text:p>0.1474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29908">
            <text:p>0.229908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3]+[.G43]*([.M43]+[.L43]*[.N43])" office:value-type="float" office:value="0.88311285774">
            <text:p>0.8831128577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4745">
            <text:p>0.1474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95999">
            <text:p>0.0195999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4]+[.G44]*([.M44]+[.L44]*[.N44])" office:value-type="float" office:value="0.250510299102">
            <text:p>0.250510299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4745">
            <text:p>0.1474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78366">
            <text:p>0.017836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5]+[.G45]*([.M45]+[.L45]*[.N45])" office:value-type="float" office:value="0.245206327968">
            <text:p>0.245206328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58">
            <text:p>0.1458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85332">
            <text:p>0.28533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6]+[.G46]*([.M46]+[.L46]*[.N46])" office:value-type="float" office:value="1.03971291384">
            <text:p>1.0397129138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458">
            <text:p>0.1458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3251">
            <text:p>0.02325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7]+[.G47]*([.M47]+[.L47]*[.N47])" office:value-type="float" office:value="0.26020015392">
            <text:p>0.2602001539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1458">
            <text:p>0.1458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98217">
            <text:p>0.19821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8]+[.G48]*([.M48]+[.L48]*[.N48])" office:value-type="float" office:value="0.78060502704">
            <text:p>0.780605027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1458">
            <text:p>0.1458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80384">
            <text:p>0.018038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49]+[.G49]*([.M49]+[.L49]*[.N49])" office:value-type="float" office:value="0.244696213488">
            <text:p>0.2446962135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485">
            <text:p>0.1448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87194">
            <text:p>0.28719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50]+[.G50]*([.M50]+[.L50]*[.N50])" office:value-type="float" office:value="1.03939166906">
            <text:p>1.039391669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14485">
            <text:p>0.1448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34085">
            <text:p>0.0234085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51]+[.G51]*([.M51]+[.L51]*[.N51])" office:value-type="float" office:value="0.25992134369">
            <text:p>0.2599213437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14485">
            <text:p>0.1448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99517">
            <text:p>0.019951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52]+[.G52]*([.M52]+[.L52]*[.N52])" office:value-type="float" office:value="0.249706707098">
            <text:p>0.2497067071</text:p>
          </table:table-cell>
          <table:table-cell table:number-columns-repeated="100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14485">
            <text:p>0.14485</text:p>
          </table:table-cell>
          <table:table-cell office:value-type="float" office:value="0.145983">
            <text:p>0.14598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181567">
            <text:p>0.018156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53]+[.G53]*([.M53]+[.L53]*[.N53])" office:value-type="float" office:value="0.244402589798">
            <text:p>0.2444025898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7584">
            <text:p>0.07584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55854">
            <text:p>0.155854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57]+[.G57]*([.M57]+[.L57]*[.N57])" office:value-type="float" office:value="0.434790518656">
            <text:p>0.434790518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7584">
            <text:p>0.07584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24736">
            <text:p>0.12473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58]+[.G58]*([.M58]+[.L58]*[.N58])" office:value-type="float" office:value="0.387354737344">
            <text:p>0.387354737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7584">
            <text:p>0.07584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998154">
            <text:p>0.0998154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59]+[.G59]*([.M59]+[.L59]*[.N59])" office:value-type="float" office:value="0.3493661734336">
            <text:p>0.3493661734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7584">
            <text:p>0.07584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83333">
            <text:p>0.08333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0]+[.G60]*([.M60]+[.L60]*[.N60])" office:value-type="float" office:value="0.324240666592">
            <text:p>0.3242406666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7335">
            <text:p>0.07335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61145">
            <text:p>0.16114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1]+[.G61]*([.M61]+[.L61]*[.N61])" office:value-type="float" office:value="0.433901751625">
            <text:p>0.4339017516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7335">
            <text:p>0.07335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28971">
            <text:p>0.12897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2]+[.G62]*([.M62]+[.L62]*[.N62])" office:value-type="float" office:value="0.386466497335">
            <text:p>0.386466497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7335">
            <text:p>0.07335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03234">
            <text:p>0.103234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3]+[.G63]*([.M63]+[.L63]*[.N63])" office:value-type="float" office:value="0.34852153744">
            <text:p>0.3485215374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7335">
            <text:p>0.07335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86162">
            <text:p>0.08616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4]+[.G64]*([.M64]+[.L64]*[.N64])" office:value-type="float" office:value="0.32335169032">
            <text:p>0.323351690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7003">
            <text:p>0.07003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68785">
            <text:p>0.16878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5]+[.G65]*([.M65]+[.L65]*[.N65])" office:value-type="float" office:value="0.432716794845">
            <text:p>0.432716794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7003">
            <text:p>0.07003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35085">
            <text:p>0.13508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6]+[.G66]*([.M66]+[.L66]*[.N66])" office:value-type="float" office:value="0.385280573745">
            <text:p>0.385280573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7003">
            <text:p>0.07003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08097">
            <text:p>0.10809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7]+[.G67]*([.M67]+[.L67]*[.N67])" office:value-type="float" office:value="0.347292183981">
            <text:p>0.347292184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7003">
            <text:p>0.07003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90247">
            <text:p>0.09024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8]+[.G68]*([.M68]+[.L68]*[.N68])" office:value-type="float" office:value="0.322166470431">
            <text:p>0.3221664704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6849">
            <text:p>0.06849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7258">
            <text:p>0.1725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69]+[.G69]*([.M69]+[.L69]*[.N69])" office:value-type="float" office:value="0.43216669909">
            <text:p>0.4321666991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6849">
            <text:p>0.06849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38122">
            <text:p>0.13812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70]+[.G70]*([.M70]+[.L70]*[.N70])" office:value-type="float" office:value="0.384730127848">
            <text:p>0.384730127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6849">
            <text:p>0.06849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10527">
            <text:p>0.11052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71]+[.G71]*([.M71]+[.L71]*[.N71])" office:value-type="float" office:value="0.346741498693">
            <text:p>0.346741498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6849">
            <text:p>0.06849</text:p>
          </table:table-cell>
          <table:table-cell office:value-type="float" office:value="0.170128">
            <text:p>0.17012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922762">
            <text:p>0.092276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72]+[.G72]*([.M72]+[.L72]*[.N72])" office:value-type="float" office:value="0.3216165531238">
            <text:p>0.3216165531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7912">
            <text:p>0.07912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848">
            <text:p>0.084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75]+[.G75]*([.M75]+[.L75]*[.N75])" office:value-type="float" office:value="0.31702216776">
            <text:p>0.317022167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7912">
            <text:p>0.07912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642063">
            <text:p>0.064206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76]+[.G76]*([.M76]+[.L76]*[.N76])" office:value-type="float" office:value="0.2841088221712">
            <text:p>0.2841088222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7912">
            <text:p>0.07912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14408">
            <text:p>0.051440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77]+[.G77]*([.M77]+[.L77]*[.N77])" office:value-type="float" office:value="0.2637066936992">
            <text:p>0.263706693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7912">
            <text:p>0.07912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479019">
            <text:p>0.047901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78]+[.G78]*([.M78]+[.L78]*[.N78])" office:value-type="float" office:value="0.2580507387856">
            <text:p>0.258050738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7661">
            <text:p>0.07661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875865">
            <text:p>0.87586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79]+[.G79]*([.M79]+[.L79]*[.N79])" office:value-type="float" office:value="1.53605668446">
            <text:p>1.5360566845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7661">
            <text:p>0.07661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663099">
            <text:p>0.066309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0]+[.G80]*([.M80]+[.L80]*[.N80])" office:value-type="float" office:value="0.2832523569978">
            <text:p>0.28325235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7661">
            <text:p>0.07661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31262">
            <text:p>0.0531262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1]+[.G81]*([.M81]+[.L81]*[.N81])" office:value-type="float" office:value="0.2628502912064">
            <text:p>0.2628502912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7661">
            <text:p>0.07661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494713">
            <text:p>0.049471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2]+[.G82]*([.M82]+[.L82]*[.N82])" office:value-type="float" office:value="0.2571942530486">
            <text:p>0.25719425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7473">
            <text:p>0.07473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897889">
            <text:p>0.089788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3]+[.G83]*([.M83]+[.L83]*[.N83])" office:value-type="float" office:value="0.3155353223294">
            <text:p>0.315535322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7473">
            <text:p>0.07473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679781">
            <text:p>0.067978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4]+[.G84]*([.M84]+[.L84]*[.N84])" office:value-type="float" office:value="0.2826109164326">
            <text:p>0.2826109164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7473">
            <text:p>0.07473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44627">
            <text:p>0.054462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5]+[.G85]*([.M85]+[.L85]*[.N85])" office:value-type="float" office:value="0.2622087984242">
            <text:p>0.2622087984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7473">
            <text:p>0.07473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07159">
            <text:p>0.050715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6]+[.G86]*([.M86]+[.L86]*[.N86])" office:value-type="float" office:value="0.2565528314714">
            <text:p>0.2565528315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7337">
            <text:p>0.07337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915">
            <text:p>0.091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7]+[.G87]*([.M87]+[.L87]*[.N87])" office:value-type="float" office:value="0.31514056881">
            <text:p>0.315140568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7337">
            <text:p>0.07337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692381">
            <text:p>0.069238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8]+[.G88]*([.M88]+[.L88]*[.N88])" office:value-type="float" office:value="0.2821467856294">
            <text:p>0.2821467856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7342">
            <text:p>0.07342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54345">
            <text:p>0.055434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89]+[.G89]*([.M89]+[.L89]*[.N89])" office:value-type="float" office:value="0.261761878458">
            <text:p>0.2617618785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7342">
            <text:p>0.07342</text:p>
          </table:table-cell>
          <table:table-cell office:value-type="float" office:value="0.154496">
            <text:p>0.15449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516208">
            <text:p>0.051620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90]+[.G90]*([.M90]+[.L90]*[.N90])" office:value-type="float" office:value="0.2561058410072">
            <text:p>0.256105841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9561">
            <text:p>0.09561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4351">
            <text:p>0.0435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93]+[.G93]*([.M93]+[.L93]*[.N93])" office:value-type="float" office:value="0.26717823626">
            <text:p>0.267178236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9561">
            <text:p>0.09561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54565">
            <text:p>0.0354565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94]+[.G94]*([.M94]+[.L94]*[.N94])" office:value-type="float" office:value="0.251470335506">
            <text:p>0.2514703355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9561">
            <text:p>0.09561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01224">
            <text:p>0.030122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95]+[.G95]*([.M95]+[.L95]*[.N95])" office:value-type="float" office:value="0.2410664721656">
            <text:p>0.2410664722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9561">
            <text:p>0.09561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7403">
            <text:p>0.02740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96]+[.G96]*([.M96]+[.L96]*[.N96])" office:value-type="float" office:value="0.235762434752">
            <text:p>0.235762434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9338">
            <text:p>0.09338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445492">
            <text:p>0.044549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97]+[.G97]*([.M97]+[.L97]*[.N97])" office:value-type="float" office:value="0.2664892971984">
            <text:p>0.2664892972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9338">
            <text:p>0.09338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63033">
            <text:p>0.036303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98]+[.G98]*([.M98]+[.L98]*[.N98])" office:value-type="float" office:value="0.2507812535016">
            <text:p>0.2507812535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9338">
            <text:p>0.09338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08417">
            <text:p>0.030841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99]+[.G99]*([.M99]+[.L99]*[.N99])" office:value-type="float" office:value="0.2403771676584">
            <text:p>0.240377167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9338">
            <text:p>0.09338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80574">
            <text:p>0.028057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00]+[.G100]*([.M100]+[.L100]*[.N100])" office:value-type="float" office:value="0.2350732098048">
            <text:p>0.235073209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9545">
            <text:p>0.09545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830801">
            <text:p>0.083080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1]+[.G101]*([.M101]+[.L101]*[.N101])" office:value-type="float" office:value="0.344036877018">
            <text:p>0.344036877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9163">
            <text:p>0.09163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69966">
            <text:p>0.036996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2]+[.G102]*([.M102]+[.L102]*[.N102])" office:value-type="float" office:value="0.2502403196032">
            <text:p>0.2502403196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9163">
            <text:p>0.09163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14308">
            <text:p>0.0314308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3]+[.G103]*([.M103]+[.L103]*[.N103])" office:value-type="float" office:value="0.2398364368216">
            <text:p>0.2398364368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9163">
            <text:p>0.09163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85933">
            <text:p>0.028593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6" table:formula="of:=[.H104]+[.G104]*([.M104]+[.L104]*[.N104])" office:value-type="float" office:value="0.2345324342716">
            <text:p>0.234532434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9515">
            <text:p>0.09515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841849">
            <text:p>0.0841849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5]+[.G105]*([.M105]+[.L105]*[.N105])" office:value-type="float" office:value="0.345580191294">
            <text:p>0.345580191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9115">
            <text:p>0.09115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71914">
            <text:p>0.037191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6]+[.G106]*([.M106]+[.L106]*[.N106])" office:value-type="float" office:value="0.250091921944">
            <text:p>0.2500919219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9115">
            <text:p>0.09115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315963">
            <text:p>0.031596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7]+[.G107]*([.M107]+[.L107]*[.N107])" office:value-type="float" office:value="0.239688057298">
            <text:p>0.2396880573</text:p>
          </table:table-cell>
          <table:table-cell table:number-columns-repeated="100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9115">
            <text:p>0.09115</text:p>
          </table:table-cell>
          <table:table-cell office:value-type="float" office:value="0.152765">
            <text:p>0.15276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287438">
            <text:p>0.0287438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08]+[.G108]*([.M108]+[.L108]*[.N108])" office:value-type="float" office:value="0.234383947648">
            <text:p>0.2343839476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918">
            <text:p>0.0591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433423">
            <text:p>0.43342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2]+[.G112]*([.M112]+[.L112]*[.N112])" office:value-type="float" office:value="0.737373632054">
            <text:p>0.737373632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4678">
            <text:p>0.0467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02651">
            <text:p>0.20265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3]+[.G113]*([.M113]+[.L113]*[.N113])" office:value-type="float" office:value="0.407929619718">
            <text:p>0.4079296197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4678">
            <text:p>0.0467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62249">
            <text:p>0.16224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4]+[.G114]*([.M114]+[.L114]*[.N114])" office:value-type="float" office:value="0.369940507962">
            <text:p>0.36994050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4678">
            <text:p>0.0467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35528">
            <text:p>0.13552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5]+[.G115]*([.M115]+[.L115]*[.N115])" office:value-type="float" office:value="0.344815339524">
            <text:p>0.3448153395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789">
            <text:p>0.05789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450164">
            <text:p>0.450164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6]+[.G116]*([.M116]+[.L116]*[.N116])" office:value-type="float" office:value="0.745154413466">
            <text:p>0.7451544135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444">
            <text:p>0.0444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13514">
            <text:p>0.213514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7]+[.G117]*([.M117]+[.L117]*[.N117])" office:value-type="float" office:value="0.40707991936">
            <text:p>0.4070799194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444">
            <text:p>0.0444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70946">
            <text:p>0.17094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8]+[.G118]*([.M118]+[.L118]*[.N118])" office:value-type="float" office:value="0.36909053344">
            <text:p>0.3690905334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444">
            <text:p>0.0444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42796">
            <text:p>0.14279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19]+[.G119]*([.M119]+[.L119]*[.N119])" office:value-type="float" office:value="0.34396834744">
            <text:p>0.3439683474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648">
            <text:p>0.0564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477868">
            <text:p>0.47786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0]+[.G120]*([.M120]+[.L120]*[.N120])" office:value-type="float" office:value="0.763343739104">
            <text:p>0.763343739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4129">
            <text:p>0.04129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29596">
            <text:p>0.22959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1]+[.G121]*([.M121]+[.L121]*[.N121])" office:value-type="float" office:value="0.405969335754">
            <text:p>0.405969335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4129">
            <text:p>0.04129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83777">
            <text:p>0.18377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2]+[.G122]*([.M122]+[.L122]*[.N122])" office:value-type="float" office:value="0.367942818903">
            <text:p>0.3679428189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4129">
            <text:p>0.04129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53511">
            <text:p>0.15351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3]+[.G123]*([.M123]+[.L123]*[.N123])" office:value-type="float" office:value="0.342824187789">
            <text:p>0.342824187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537">
            <text:p>0.05537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496117">
            <text:p>0.49611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4]+[.G124]*([.M124]+[.L124]*[.N124])" office:value-type="float" office:value="0.772595651339">
            <text:p>0.7725956513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3987">
            <text:p>0.03987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37773">
            <text:p>0.23777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5]+[.G125]*([.M125]+[.L125]*[.N125])" office:value-type="float" office:value="0.405462090361">
            <text:p>0.4054620904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3988">
            <text:p>0.0398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90321">
            <text:p>0.19032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6]+[.G126]*([.M126]+[.L126]*[.N126])" office:value-type="float" office:value="0.367476499788">
            <text:p>0.367476499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3988">
            <text:p>0.03988</text:p>
          </table:table-cell>
          <table:table-cell office:value-type="float" office:value="0.200677">
            <text:p>0.2006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58977">
            <text:p>0.158977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27]+[.G127]*([.M127]+[.L127]*[.N127])" office:value-type="float" office:value="0.342351525516">
            <text:p>0.3423515255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148">
            <text:p>0.05148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262044">
            <text:p>0.26204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0]+[.G130]*([.M130]+[.L130]*[.N130])" office:value-type="float" office:value="0.475749152664">
            <text:p>0.4757491527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4541">
            <text:p>0.04541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1231">
            <text:p>0.1123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1]+[.G131]*([.M131]+[.L131]*[.N131])" office:value-type="float" office:value="0.30419942375">
            <text:p>0.304199423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4541">
            <text:p>0.04541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898481">
            <text:p>0.089848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2]+[.G132]*([.M132]+[.L132]*[.N132])" office:value-type="float" office:value="0.2835955271942">
            <text:p>0.2835955272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4541">
            <text:p>0.04541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843427">
            <text:p>0.084342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3]+[.G133]*([.M133]+[.L133]*[.N133])" office:value-type="float" office:value="0.2785455228714">
            <text:p>0.2785455229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02">
            <text:p>0.0502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281076">
            <text:p>0.28107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4]+[.G134]*([.M134]+[.L134]*[.N134])" office:value-type="float" office:value="0.48783619964">
            <text:p>0.4878361996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4305">
            <text:p>0.04305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18467">
            <text:p>0.11846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5]+[.G135]*([.M135]+[.L135]*[.N135])" office:value-type="float" office:value="0.30339430752">
            <text:p>0.3033943075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4305">
            <text:p>0.04305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947735">
            <text:p>0.094773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6]+[.G136]*([.M136]+[.L136]*[.N136])" office:value-type="float" office:value="0.282790202985">
            <text:p>0.282790203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4305">
            <text:p>0.04305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88963">
            <text:p>0.08896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7]+[.G137]*([.M137]+[.L137]*[.N137])" office:value-type="float" office:value="0.27773733408">
            <text:p>0.277737334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921">
            <text:p>0.04921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294452">
            <text:p>0.0294452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5" table:formula="of:=[.H138]+[.G138]*([.M138]+[.L138]*[.N138])" office:value-type="float" office:value="0.2317458572284">
            <text:p>0.2317458572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4132">
            <text:p>0.04132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23427">
            <text:p>0.12342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39]+[.G139]*([.M139]+[.L139]*[.N139])" office:value-type="float" office:value="0.302803994688">
            <text:p>0.3028039947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4132">
            <text:p>0.04132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987415">
            <text:p>0.098741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40]+[.G140]*([.M140]+[.L140]*[.N140])" office:value-type="float" office:value="0.282199896516">
            <text:p>0.2821998965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4132">
            <text:p>0.04132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926912">
            <text:p>0.0926912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41]+[.G141]*([.M141]+[.L141]*[.N141])" office:value-type="float" office:value="0.2771499289168">
            <text:p>0.2771499289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841">
            <text:p>0.04841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304689">
            <text:p>0.30468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42]+[.G142]*([.M142]+[.L142]*[.N142])" office:value-type="float" office:value="0.500153010028">
            <text:p>0.5001530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3995">
            <text:p>0.03995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2766">
            <text:p>0.1276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43]+[.G143]*([.M143]+[.L143]*[.N143])" office:value-type="float" office:value="0.30233680275">
            <text:p>0.302336802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3995">
            <text:p>0.03995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02128">
            <text:p>0.10212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44]+[.G144]*([.M144]+[.L144]*[.N144])" office:value-type="float" office:value="0.28173273407">
            <text:p>0.281732734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3995">
            <text:p>0.03995</text:p>
          </table:table-cell>
          <table:table-cell office:value-type="float" office:value="0.185685">
            <text:p>0.185685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095869">
            <text:p>0.09586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45]+[.G145]*([.M145]+[.L145]*[.N145])" office:value-type="float" office:value="0.27668178366">
            <text:p>0.2766817837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714">
            <text:p>0.05714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33357">
            <text:p>0.13335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48]+[.G148]*([.M148]+[.L148]*[.N148])" office:value-type="float" office:value="0.333462189872">
            <text:p>0.3334621899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5426">
            <text:p>0.05426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628456">
            <text:p>0.062845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49]+[.G149]*([.M149]+[.L149]*[.N149])" office:value-type="float" office:value="0.2466877501424">
            <text:p>0.246687750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5426">
            <text:p>0.05426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39993">
            <text:p>0.053999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50]+[.G150]*([.M150]+[.L150]*[.N150])" office:value-type="float" office:value="0.2368957452872">
            <text:p>0.2368957453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5426">
            <text:p>0.05426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490232">
            <text:p>0.049023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51]+[.G151]*([.M151]+[.L151]*[.N151])" office:value-type="float" office:value="0.2313876802928">
            <text:p>0.2313876803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64">
            <text:p>0.0564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38121">
            <text:p>0.13812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52]+[.G152]*([.M152]+[.L152]*[.N152])" office:value-type="float" office:value="0.33670159456">
            <text:p>0.3367015946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5297">
            <text:p>0.05297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643761">
            <text:p>0.064376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53]+[.G153]*([.M153]+[.L153]*[.N153])" office:value-type="float" office:value="0.2462890552868">
            <text:p>0.2462890553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5297">
            <text:p>0.05297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53143">
            <text:p>0.055314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54]+[.G154]*([.M154]+[.L154]*[.N154])" office:value-type="float" office:value="0.2364969829484">
            <text:p>0.2364969829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5297">
            <text:p>0.05297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02171">
            <text:p>0.050217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55]+[.G155]*([.M155]+[.L155]*[.N155])" office:value-type="float" office:value="0.2309890097948">
            <text:p>0.2309890098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542">
            <text:p>0.05542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46157">
            <text:p>0.14615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56]+[.G156]*([.M156]+[.L156]*[.N156])" office:value-type="float" office:value="0.342722643216">
            <text:p>0.3427226432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5145">
            <text:p>0.0514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662779">
            <text:p>0.0662779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57]+[.G157]*([.M157]+[.L157]*[.N157])" office:value-type="float" office:value="0.245819198182">
            <text:p>0.2458191982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5145">
            <text:p>0.0514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69485">
            <text:p>0.0569485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58]+[.G158]*([.M158]+[.L158]*[.N158])" office:value-type="float" office:value="0.23602724653">
            <text:p>0.2360272465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5145">
            <text:p>0.0514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17007">
            <text:p>0.051700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59]+[.G159]*([.M159]+[.L159]*[.N159])" office:value-type="float" office:value="0.230519260606">
            <text:p>0.2305192606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505">
            <text:p>0.0550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50045">
            <text:p>0.150045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60]+[.G160]*([.M160]+[.L160]*[.N160])" office:value-type="float" office:value="0.345871399">
            <text:p>0.345871399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5085">
            <text:p>0.0508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6706">
            <text:p>0.0670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161]+[.G161]*([.M161]+[.L161]*[.N161])" office:value-type="float" office:value="0.2456338231">
            <text:p>0.2456338231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5085">
            <text:p>0.0508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76205">
            <text:p>0.0576205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5" table:formula="of:=[.H162]+[.G162]*([.M162]+[.L162]*[.N162])" office:value-type="float" office:value="0.23584185217">
            <text:p>0.2358418522</text:p>
          </table:table-cell>
          <table:table-cell table:number-columns-repeated="100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5085">
            <text:p>0.05085</text:p>
          </table:table-cell>
          <table:table-cell office:value-type="float" office:value="0.160354">
            <text:p>0.160354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523107">
            <text:p>0.052310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7" table:formula="of:=[.H163]+[.G163]*([.M163]+[.L163]*[.N163])" office:value-type="float" office:value="0.230333784238">
            <text:p>0.2303337842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4431">
            <text:p>0.04431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58023">
            <text:p>0.5802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67]+[.G167]*([.M167]+[.L167]*[.N167])" office:value-type="float" office:value="0.76164217286">
            <text:p>0.761642172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3194">
            <text:p>0.03194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97433">
            <text:p>0.29743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68]+[.G168]*([.M168]+[.L168]*[.N168])" office:value-type="float" office:value="0.431404432422">
            <text:p>0.431404432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3194">
            <text:p>0.03194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38259">
            <text:p>0.23825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69]+[.G169]*([.M169]+[.L169]*[.N169])" office:value-type="float" office:value="0.393415079466">
            <text:p>0.3934150795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3194">
            <text:p>0.03194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9881">
            <text:p>0.1988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0]+[.G170]*([.M170]+[.L170]*[.N170])" office:value-type="float" office:value="0.36808905816">
            <text:p>0.3680890582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317">
            <text:p>0.04317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608293">
            <text:p>0.60829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1]+[.G171]*([.M171]+[.L171]*[.N171])" office:value-type="float" office:value="0.772290450191">
            <text:p>0.7722904502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2962">
            <text:p>0.02962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320729">
            <text:p>0.32072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2]+[.G172]*([.M172]+[.L172]*[.N172])" office:value-type="float" office:value="0.430575657358">
            <text:p>0.430575657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962">
            <text:p>0.02962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0256921">
            <text:p>0.025692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3]+[.G173]*([.M173]+[.L173]*[.N173])" office:value-type="float" office:value="0.2549218985002">
            <text:p>0.2549218985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962">
            <text:p>0.02962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14382">
            <text:p>0.21438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4]+[.G174]*([.M174]+[.L174]*[.N174])" office:value-type="float" office:value="0.367260694744">
            <text:p>0.3672606947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204">
            <text:p>0.04204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644148">
            <text:p>0.64414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5]+[.G175]*([.M175]+[.L175]*[.N175])" office:value-type="float" office:value="0.788368405912">
            <text:p>0.788368405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95">
            <text:p>0.02695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352505">
            <text:p>0.35250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6]+[.G176]*([.M176]+[.L176]*[.N176])" office:value-type="float" office:value="0.429622582825">
            <text:p>0.429622582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695">
            <text:p>0.02695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82275">
            <text:p>0.28227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7]+[.G177]*([.M177]+[.L177]*[.N177])" office:value-type="float" office:value="0.391579342975">
            <text:p>0.391579343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695">
            <text:p>0.02695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35622">
            <text:p>0.23562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8]+[.G178]*([.M178]+[.L178]*[.N178])" office:value-type="float" office:value="0.36630764614">
            <text:p>0.3663076461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144">
            <text:p>0.04144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663369">
            <text:p>0.66336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79]+[.G179]*([.M179]+[.L179]*[.N179])" office:value-type="float" office:value="0.796395747856">
            <text:p>0.796395747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2">
            <text:p>0.0262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362594">
            <text:p>0.362594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80]+[.G180]*([.M180]+[.L180]*[.N180])" office:value-type="float" office:value="0.42935382688">
            <text:p>0.429353826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62">
            <text:p>0.0262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90458">
            <text:p>0.29045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81]+[.G181]*([.M181]+[.L181]*[.N181])" office:value-type="float" office:value="0.39136556656">
            <text:p>0.3913655666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262">
            <text:p>0.0262</text:p>
          </table:table-cell>
          <table:table-cell office:value-type="float" office:value="0.229049">
            <text:p>0.229049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42366">
            <text:p>0.24236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182]+[.G182]*([.M182]+[.L182]*[.N182])" office:value-type="float" office:value="0.36603935752">
            <text:p>0.3660393575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444">
            <text:p>0.03444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394599">
            <text:p>0.39459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85]+[.G185]*([.M185]+[.L185]*[.N185])" office:value-type="float" office:value="0.497442164832">
            <text:p>0.497442164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841">
            <text:p>0.02841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79866">
            <text:p>0.17986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86]+[.G186]*([.M186]+[.L186]*[.N186])" office:value-type="float" office:value="0.324088721142">
            <text:p>0.3240887211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841">
            <text:p>0.02841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44345">
            <text:p>0.14434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87]+[.G187]*([.M187]+[.L187]*[.N187])" office:value-type="float" office:value="0.30370385862">
            <text:p>0.3037038586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841">
            <text:p>0.02841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35516">
            <text:p>0.13551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88]+[.G188]*([.M188]+[.L188]*[.N188])" office:value-type="float" office:value="0.298637054442">
            <text:p>0.298637054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321">
            <text:p>0.03321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430593">
            <text:p>0.43059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89]+[.G189]*([.M189]+[.L189]*[.N189])" office:value-type="float" office:value="0.511364553036">
            <text:p>0.511364553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26">
            <text:p>0.026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96538">
            <text:p>0.19653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0]+[.G190]*([.M190]+[.L190]*[.N190])" office:value-type="float" office:value="0.3232662956">
            <text:p>0.3232662956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6">
            <text:p>0.026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57692">
            <text:p>0.157692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1]+[.G191]*([.M191]+[.L191]*[.N191])" office:value-type="float" office:value="0.3028643764">
            <text:p>0.302864376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6">
            <text:p>0.026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48077">
            <text:p>0.14807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2]+[.G192]*([.M192]+[.L192]*[.N192])" office:value-type="float" office:value="0.2978145784">
            <text:p>0.297814578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32">
            <text:p>0.03232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454208">
            <text:p>0.45420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3]+[.G193]*([.M193]+[.L193]*[.N193])" office:value-type="float" office:value="0.518737055872">
            <text:p>0.518737055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43">
            <text:p>0.0243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210288">
            <text:p>0.21028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4]+[.G194]*([.M194]+[.L194]*[.N194])" office:value-type="float" office:value="0.32268644358">
            <text:p>0.3226864436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43">
            <text:p>0.0243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68724">
            <text:p>0.16872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5]+[.G195]*([.M195]+[.L195]*[.N195])" office:value-type="float" office:value="0.30228433854">
            <text:p>0.3022843385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43">
            <text:p>0.0243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58436">
            <text:p>0.15843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6]+[.G196]*([.M196]+[.L196]*[.N196])" office:value-type="float" office:value="0.29723437086">
            <text:p>0.297234370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8183">
            <text:p>0.038183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46874">
            <text:p>0.4687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7]+[.G197]*([.M197]+[.L197]*[.N197])" office:value-type="float" office:value="0.585739104263">
            <text:p>0.5857391043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345">
            <text:p>0.02345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21791">
            <text:p>0.2179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8]+[.G198]*([.M198]+[.L198]*[.N198])" office:value-type="float" office:value="0.32239623275">
            <text:p>0.322396232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345">
            <text:p>0.02345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7484">
            <text:p>0.1748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199]+[.G199]*([.M199]+[.L199]*[.N199])" office:value-type="float" office:value="0.30199440445">
            <text:p>0.3019944045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2345">
            <text:p>0.02345</text:p>
          </table:table-cell>
          <table:table-cell office:value-type="float" office:value="0.211173">
            <text:p>0.21117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64179">
            <text:p>0.16417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00]+[.G200]*([.M200]+[.L200]*[.N200])" office:value-type="float" office:value="0.29694439536">
            <text:p>0.2969443954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426">
            <text:p>0.03426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27963">
            <text:p>0.22796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3]+[.G203]*([.M203]+[.L203]*[.N203])" office:value-type="float" office:value="0.366468716672">
            <text:p>0.3664687167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3132">
            <text:p>0.03132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08876">
            <text:p>0.10887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4]+[.G204]*([.M204]+[.L204]*[.N204])" office:value-type="float" office:value="0.275799746768">
            <text:p>0.275799746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3132">
            <text:p>0.03132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35504">
            <text:p>0.093550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5]+[.G205]*([.M205]+[.L205]*[.N205])" office:value-type="float" office:value="0.2660077918112">
            <text:p>0.266007791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3132">
            <text:p>0.03132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842912">
            <text:p>0.084291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6]+[.G206]*([.M206]+[.L206]*[.N206])" office:value-type="float" office:value="0.2600918296736">
            <text:p>0.2600918297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44">
            <text:p>0.0344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40132">
            <text:p>0.24013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7]+[.G207]*([.M207]+[.L207]*[.N207])" office:value-type="float" office:value="0.37570276512">
            <text:p>0.3757027651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2976">
            <text:p>0.02976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14583">
            <text:p>0.11458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8]+[.G208]*([.M208]+[.L208]*[.N208])" office:value-type="float" office:value="0.275317482752">
            <text:p>0.275317482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976">
            <text:p>0.02976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84543">
            <text:p>0.098454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09]+[.G209]*([.M209]+[.L209]*[.N209])" office:value-type="float" office:value="0.2655256844672">
            <text:p>0.2655256845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976">
            <text:p>0.02976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887097">
            <text:p>0.088709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0]+[.G210]*([.M210]+[.L210]*[.N210])" office:value-type="float" office:value="0.2596096988288">
            <text:p>0.2596096988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68">
            <text:p>0.03268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56426">
            <text:p>0.25642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1]+[.G211]*([.M211]+[.L211]*[.N211])" office:value-type="float" office:value="0.377608180432">
            <text:p>0.377608180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832">
            <text:p>0.02832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2041">
            <text:p>0.1204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2]+[.G212]*([.M212]+[.L212]*[.N212])" office:value-type="float" office:value="0.27487286432">
            <text:p>0.2748728643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832">
            <text:p>0.02832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0346">
            <text:p>0.1034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3]+[.G213]*([.M213]+[.L213]*[.N213])" office:value-type="float" office:value="0.26508037472">
            <text:p>0.2650803747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832">
            <text:p>0.02832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32203">
            <text:p>0.093220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4]+[.G214]*([.M214]+[.L214]*[.N214])" office:value-type="float" office:value="0.2591646133184">
            <text:p>0.2591646133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53">
            <text:p>0.03253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60682">
            <text:p>0.26068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5]+[.G215]*([.M215]+[.L215]*[.N215])" office:value-type="float" office:value="0.379601490244">
            <text:p>0.3796014902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783">
            <text:p>0.02783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2253">
            <text:p>0.1225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6]+[.G216]*([.M216]+[.L216]*[.N216])" office:value-type="float" office:value="0.27472139742">
            <text:p>0.2747213974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783">
            <text:p>0.02783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04282">
            <text:p>0.10428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7]+[.G217]*([.M217]+[.L217]*[.N217])" office:value-type="float" office:value="0.264361423884">
            <text:p>0.2643614239</text:p>
          </table:table-cell>
          <table:table-cell table:number-columns-repeated="100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2783">
            <text:p>0.02783</text:p>
          </table:table-cell>
          <table:table-cell office:value-type="float" office:value="0.196556">
            <text:p>0.1965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48617">
            <text:p>0.094861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18]+[.G218]*([.M218]+[.L218]*[.N218])" office:value-type="float" office:value="0.2590132181244">
            <text:p>0.25901321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4431">
            <text:p>0.04431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58032">
            <text:p>0.5803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2]+[.G222]*([.M222]+[.L222]*[.N222])" office:value-type="float" office:value="0.78643932965">
            <text:p>0.7864393297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3194">
            <text:p>0.03194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97433">
            <text:p>0.29743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3]+[.G223]*([.M223]+[.L223]*[.N223])" office:value-type="float" office:value="0.456121432422">
            <text:p>0.456121432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3194">
            <text:p>0.03194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38259">
            <text:p>0.23825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4]+[.G224]*([.M224]+[.L224]*[.N224])" office:value-type="float" office:value="0.418132079466">
            <text:p>0.418132079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3194">
            <text:p>0.03194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19881">
            <text:p>0.1988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5]+[.G225]*([.M225]+[.L225]*[.N225])" office:value-type="float" office:value="0.39280605816">
            <text:p>0.3928060582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317">
            <text:p>0.04317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608293">
            <text:p>0.608293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6]+[.G226]*([.M226]+[.L226]*[.N226])" office:value-type="float" office:value="0.797007450191">
            <text:p>0.7970074502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2962">
            <text:p>0.02962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320729">
            <text:p>0.32072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7]+[.G227]*([.M227]+[.L227]*[.N227])" office:value-type="float" office:value="0.455292657358">
            <text:p>0.455292657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962">
            <text:p>0.02962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56921">
            <text:p>0.256921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8]+[.G228]*([.M228]+[.L228]*[.N228])" office:value-type="float" office:value="0.417303798862">
            <text:p>0.4173037989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962">
            <text:p>0.02962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14382">
            <text:p>0.21438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29]+[.G229]*([.M229]+[.L229]*[.N229])" office:value-type="float" office:value="0.391977694744">
            <text:p>0.3919776947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204">
            <text:p>0.04204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644148">
            <text:p>0.64414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0]+[.G230]*([.M230]+[.L230]*[.N230])" office:value-type="float" office:value="0.813085405912">
            <text:p>0.8130854059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95">
            <text:p>0.02695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352505">
            <text:p>0.35250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1]+[.G231]*([.M231]+[.L231]*[.N231])" office:value-type="float" office:value="0.454339582825">
            <text:p>0.454339582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695">
            <text:p>0.02695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82375">
            <text:p>0.28237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2]+[.G232]*([.M232]+[.L232]*[.N232])" office:value-type="float" office:value="0.416350512475">
            <text:p>0.416350512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695">
            <text:p>0.02695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35622">
            <text:p>0.235622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3]+[.G233]*([.M233]+[.L233]*[.N233])" office:value-type="float" office:value="0.39102464614">
            <text:p>0.3910246461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144">
            <text:p>0.04144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663369">
            <text:p>0.663369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4]+[.G234]*([.M234]+[.L234]*[.N234])" office:value-type="float" office:value="0.821112747856">
            <text:p>0.8211127479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2">
            <text:p>0.0262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362595">
            <text:p>0.362595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5]+[.G235]*([.M235]+[.L235]*[.N235])" office:value-type="float" office:value="0.4540713535">
            <text:p>0.454071353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62">
            <text:p>0.0262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90458">
            <text:p>0.290458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6]+[.G236]*([.M236]+[.L236]*[.N236])" office:value-type="float" office:value="0.41608256656">
            <text:p>0.4160825666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262">
            <text:p>0.0262</text:p>
          </table:table-cell>
          <table:table-cell office:value-type="float" office:value="0.253766">
            <text:p>0.25376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0.242366">
            <text:p>0.242366</text:p>
          </table:table-cell>
          <table:table-cell table:style-name="ce2" office:value-type="float" office:value="0.357083">
            <text:p>0.357083</text:p>
          </table:table-cell>
          <table:table-cell office:value-type="float" office:value="20.1">
            <text:p>20.1</text:p>
          </table:table-cell>
          <table:table-cell table:style-name="ce4" table:formula="of:=[.H237]+[.G237]*([.M237]+[.L237]*[.N237])" office:value-type="float" office:value="0.39075635752">
            <text:p>0.3907563575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444">
            <text:p>0.03444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394599">
            <text:p>0.39459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0]+[.G240]*([.M240]+[.L240]*[.N240])" office:value-type="float" office:value="0.520205164832">
            <text:p>0.520205164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841">
            <text:p>0.02841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79866">
            <text:p>0.17986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1]+[.G241]*([.M241]+[.L241]*[.N241])" office:value-type="float" office:value="0.346851721142">
            <text:p>0.3468517211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841">
            <text:p>0.02841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44315">
            <text:p>0.144315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2]+[.G242]*([.M242]+[.L242]*[.N242])" office:value-type="float" office:value="0.32644964216">
            <text:p>0.3264496422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841">
            <text:p>0.02841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35516">
            <text:p>0.13551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3]+[.G243]*([.M243]+[.L243]*[.N243])" office:value-type="float" office:value="0.321400054442">
            <text:p>0.321400054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21">
            <text:p>0.03221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430593">
            <text:p>0.430593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4]+[.G244]*([.M244]+[.L244]*[.N244])" office:value-type="float" office:value="0.525088361436">
            <text:p>0.525088361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26">
            <text:p>0.026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96538">
            <text:p>0.19653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5]+[.G245]*([.M245]+[.L245]*[.N245])" office:value-type="float" office:value="0.3460292956">
            <text:p>0.3460292956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6">
            <text:p>0.026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57692">
            <text:p>0.157692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6]+[.G246]*([.M246]+[.L246]*[.N246])" office:value-type="float" office:value="0.3256273764">
            <text:p>0.325627376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6">
            <text:p>0.026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48077">
            <text:p>0.148077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7]+[.G247]*([.M247]+[.L247]*[.N247])" office:value-type="float" office:value="0.3205775784">
            <text:p>0.320577578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32">
            <text:p>0.03232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454208">
            <text:p>0.45420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8]+[.G248]*([.M248]+[.L248]*[.N248])" office:value-type="float" office:value="0.541500055872">
            <text:p>0.5415000559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43">
            <text:p>0.0243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210288">
            <text:p>0.210288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49]+[.G249]*([.M249]+[.L249]*[.N249])" office:value-type="float" office:value="0.34544944358">
            <text:p>0.3454494436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43">
            <text:p>0.0243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68724">
            <text:p>0.16872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0]+[.G250]*([.M250]+[.L250]*[.N250])" office:value-type="float" office:value="0.32504733854">
            <text:p>0.325047338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43">
            <text:p>0.0243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58436">
            <text:p>0.158436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1]+[.G251]*([.M251]+[.L251]*[.N251])" office:value-type="float" office:value="0.31999737086">
            <text:p>0.3199973709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183">
            <text:p>0.03183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46874">
            <text:p>0.4687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2]+[.G252]*([.M252]+[.L252]*[.N252])" office:value-type="float" office:value="0.54618069263">
            <text:p>0.5461806926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345">
            <text:p>0.02345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21791">
            <text:p>0.21791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3]+[.G253]*([.M253]+[.L253]*[.N253])" office:value-type="float" office:value="0.34515923275">
            <text:p>0.345159232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345">
            <text:p>0.02345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7484">
            <text:p>0.17484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4]+[.G254]*([.M254]+[.L254]*[.N254])" office:value-type="float" office:value="0.32475740445">
            <text:p>0.324757404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2345">
            <text:p>0.02345</text:p>
          </table:table-cell>
          <table:table-cell office:value-type="float" office:value="0.233936">
            <text:p>0.23393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0.164179">
            <text:p>0.164179</text:p>
          </table:table-cell>
          <table:table-cell table:style-name="ce2" office:value-type="float" office:value="0.341213">
            <text:p>0.341213</text:p>
          </table:table-cell>
          <table:table-cell table:style-name="ce2" office:value-type="float" office:value="20.2">
            <text:p>20.2</text:p>
          </table:table-cell>
          <table:table-cell table:style-name="ce4" table:formula="of:=[.H255]+[.G255]*([.M255]+[.L255]*[.N255])" office:value-type="float" office:value="0.31970739536">
            <text:p>0.3197073954</text:p>
          </table:table-cell>
          <table:table-cell table:number-columns-repeated="1009"/>
        </table:table-row>
        <table:table-row table:style-name="ro2">
          <table:table-cell table:style-name="ce2" table:number-columns-repeated="6"/>
          <table:table-cell table:number-columns-repeated="2"/>
          <table:table-cell table:style-name="ce2" table:number-columns-repeated="6"/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1 STREAM BUFFER</text:p>
          </table:table-cell>
          <table:table-cell table:style-name="ce3" office:value-type="string">
            <text:p>BUFFER DEPTH</text:p>
          </table:table-cell>
          <table:table-cell table:style-name="ce3" office:value-type="string">
            <text:p>MISS RATE L1</text:p>
          </table:table-cell>
          <table:table-cell table:style-name="ce3" office:value-type="string">
            <text:p>HIT TIME L1</text:p>
          </table:table-cell>
          <table:table-cell table:style-name="ce3" office:value-type="string">
            <text:p>L2 SIZE(Kb)</text:p>
          </table:table-cell>
          <table:table-cell table:style-name="ce3" office:value-type="string">
            <text:p>ASSOC</text:p>
          </table:table-cell>
          <table:table-cell table:style-name="ce3" office:value-type="string">
            <text:p>L2 BLOCK SIZE</text:p>
          </table:table-cell>
          <table:table-cell table:style-name="ce3" office:value-type="string">
            <text:p>MISS RATE L2</text:p>
          </table:table-cell>
          <table:table-cell table:style-name="ce3" office:value-type="string">
            <text:p>HIT TIME L2</text:p>
          </table:table-cell>
          <table:table-cell table:style-name="ce3" office:value-type="string">
            <text:p>MISS PENALTY</text:p>
          </table:table-cell>
          <table:table-cell table:style-name="ce4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426">
            <text:p>0.03426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27963">
            <text:p>0.22796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58]+[.G258]*([.M258]+[.L258]*[.N258])" office:value-type="float" office:value="0.391915716672">
            <text:p>0.3919157167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3132">
            <text:p>0.03132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08876">
            <text:p>0.10887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59]+[.G259]*([.M259]+[.L259]*[.N259])" office:value-type="float" office:value="0.301246746768">
            <text:p>0.301246746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3132">
            <text:p>0.03132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35504">
            <text:p>0.0935504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0]+[.G260]*([.M260]+[.L260]*[.N260])" office:value-type="float" office:value="0.2914547918112">
            <text:p>0.291454791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3132">
            <text:p>0.03132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842912">
            <text:p>0.084291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1]+[.G261]*([.M261]+[.L261]*[.N261])" office:value-type="float" office:value="0.2855388296736">
            <text:p>0.2855388297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344">
            <text:p>0.03344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40132">
            <text:p>0.24013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2]+[.G262]*([.M262]+[.L262]*[.N262])" office:value-type="float" office:value="0.396150320512">
            <text:p>0.396150320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.02976">
            <text:p>0.02976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14583">
            <text:p>0.11458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3]+[.G263]*([.M263]+[.L263]*[.N263])" office:value-type="float" office:value="0.300764482752">
            <text:p>0.300764482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976">
            <text:p>0.02976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84543">
            <text:p>0.098454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4]+[.G264]*([.M264]+[.L264]*[.N264])" office:value-type="float" office:value="0.2909726844672">
            <text:p>0.2909726845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976">
            <text:p>0.02976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887097">
            <text:p>0.088709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5]+[.G265]*([.M265]+[.L265]*[.N265])" office:value-type="float" office:value="0.2850566988288">
            <text:p>0.2850566988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68">
            <text:p>0.03268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56426">
            <text:p>0.25642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6]+[.G266]*([.M266]+[.L266]*[.N266])" office:value-type="float" office:value="0.403055180432">
            <text:p>0.403055180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832">
            <text:p>0.02832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2041">
            <text:p>0.12041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7]+[.G267]*([.M267]+[.L267]*[.N267])" office:value-type="float" office:value="0.30031986432">
            <text:p>0.3003198643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832">
            <text:p>0.02832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0346">
            <text:p>0.10346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8]+[.G268]*([.M268]+[.L268]*[.N268])" office:value-type="float" office:value="0.29052737472">
            <text:p>0.2905273747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832">
            <text:p>0.02832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32203">
            <text:p>0.093220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69]+[.G269]*([.M269]+[.L269]*[.N269])" office:value-type="float" office:value="0.2846116133184">
            <text:p>0.2846116133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253">
            <text:p>0.03253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260682">
            <text:p>0.26068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70]+[.G270]*([.M270]+[.L270]*[.N270])" office:value-type="float" office:value="0.405048490244">
            <text:p>0.4050484902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783">
            <text:p>0.02783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2253">
            <text:p>0.12253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71]+[.G271]*([.M271]+[.L271]*[.N271])" office:value-type="float" office:value="0.30016839742">
            <text:p>0.3001683974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2783">
            <text:p>0.02783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105282">
            <text:p>0.105282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72]+[.G272]*([.M272]+[.L272]*[.N272])" office:value-type="float" office:value="0.290376155884">
            <text:p>0.2903761559</text:p>
          </table:table-cell>
          <table:table-cell table:number-columns-repeated="100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.02783">
            <text:p>0.02783</text:p>
          </table:table-cell>
          <table:table-cell office:value-type="float" office:value="0.222003">
            <text:p>0.22200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0.0948617">
            <text:p>0.0948617</text:p>
          </table:table-cell>
          <table:table-cell table:style-name="ce2" office:value-type="float" office:value="0.309062">
            <text:p>0.309062</text:p>
          </table:table-cell>
          <table:table-cell table:style-name="ce2" office:value-type="float" office:value="20.4">
            <text:p>20.4</text:p>
          </table:table-cell>
          <table:table-cell table:style-name="ce4" table:formula="of:=[.H273]+[.G273]*([.M273]+[.L273]*[.N273])" office:value-type="float" office:value="0.2844602181244">
            <text:p>0.2844602181</text:p>
          </table:table-cell>
          <table:table-cell table:number-columns-repeated="1009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9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5T19:24:13</dc:date>
    <dc:creator>Munawira Kotyad</dc:creator>
    <meta:generator>LibreOffice/3.4$Unix LibreOffice_project/340m1$Build-402</meta:generator>
    <meta:editing-duration>PT9H9M</meta:editing-duration>
    <meta:editing-cycles>2</meta:editing-cycles>
    <meta:document-statistic meta:table-count="3" meta:cell-count="3843" meta:object-count="0"/>
  </office:meta>
</office:document-meta>
</file>